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FICHE CLIENT</text:p>
      <text:p text:style-name="P1"/>
      <text:p text:style-name="P1"/>
      <text:p text:style-name="P1"/>
      <text:p text:style-name="P1"/>
      <text:p text:style-name="P4">N°Identification : 235</text:p>
      <text:p text:style-name="P4"/>
      <text:p text:style-name="P4">Nom : Dinh</text:p>
      <text:p text:style-name="P4"/>
      <text:p text:style-name="P4">Prénom : Norman</text:p>
      <text:p text:style-name="P4"/>
      <text:p text:style-name="P4">Civilité : Monsieur</text:p>
      <text:p text:style-name="P4"/>
      <text:p text:style-name="P4">Telephone : 856790</text:p>
      <text:p text:style-name="P4"/>
      <text:p text:style-name="P2"><text:span text:style-name="T1">Email : </text:span><text:a xlink:type="simple" xlink:href="mailto:normandinh@gmail.com" text:style-name="Internet_20_link" text:visited-style-name="Visited_20_Internet_20_Link"><text:span text:style-name="T1">normandinh@gmail.com</text:span></text:a></text:p>
      <text:p text:style-name="P4"/>
      <text:p text:style-name="P4">Adresse : 45 rue des oliviers</text:p>
      <text:p text:style-name="P4"/>
      <text:p text:style-name="P4">Ville : Nouméa</text:p>
      <text:p text:style-name="P4"/>
      <text:p text:style-name="P4">Quartier : Magenta</text:p>
      <text:p text:style-name="P4"/>
      <text:p text:style-name="P4">CP : 98000</text:p>
      <text:p text:style-name="P4"/>
      <text:p text:style-name="P4">BP : 16876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verick lafont</meta:initial-creator>
    <meta:creation-date>2018-03-22T10:26:21.75</meta:creation-date>
    <dc:date>2018-03-22T10:34:40.05</dc:date>
    <dc:creator>maverick lafont</dc:creator>
    <meta:editing-duration>PT8M18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12" meta:word-count="38" meta:character-count="205"/>
  </office:meta>
</office:document-meta>
</file>